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" table:style-name="ta1">
        <table:shapes>
          <draw:frame draw:z-index="0" draw:style-name="gr1" draw:text-style-name="P1" svg:width="390.22pt" svg:height="202.56pt" svg:x="3.2pt" svg:y="241.68pt">
            <draw:object draw:notify-on-update-of-ranges="Setting.G3:Setting.G17 Setting.H3:Setting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63.48pt" svg:height="223.74pt" svg:x="326.15pt" svg:y="260.05pt">
            <draw:object draw:notify-on-update-of-ranges="Setting.J2:Setting.J20 Setting.K2:Setting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(mV)</text:p>
          </table:table-cell>
          <table:table-cell office:value-type="string" calcext:value-type="string">
            <text:p>I(A)</text:p>
          </table:table-cell>
          <table:table-cell table:number-columns-repeated="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micron</text:p>
          </table:table-cell>
          <table:table-cell office:value-type="string" calcext:value-type="string">
            <text:p>V(mV)</text:p>
          </table:table-cell>
          <table:table-cell/>
          <table:table-cell office:value-type="string" calcext:value-type="string">
            <text:p>Angle(degrees)</text:p>
          </table:table-cell>
          <table:table-cell office:value-type="string" calcext:value-type="string">
            <text:p>V(NP)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10mA</text:p>
          </table:table-cell>
          <table:table-cell table:formula="of:=[.A2]*0.1172" office:value-type="float" office:value="0.007032" calcext:value-type="float">
            <text:p>0.007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9.22" calcext:value-type="float">
            <text:p>-9.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]*0.1172" office:value-type="float" office:value="0.047466" calcext:value-type="float">
            <text:p>0.0474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9.01" calcext:value-type="float">
            <text:p>-9.01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]*0.1172" office:value-type="float" office:value="0.0870796" calcext:value-type="float">
            <text:p>0.0870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-8.82" calcext:value-type="float">
            <text:p>-8.82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A5]*0.1172" office:value-type="float" office:value="0.1286856" calcext:value-type="float">
            <text:p>0.12868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2.2" calcext:value-type="float">
            <text:p>122.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A6]*0.1172" office:value-type="float" office:value="0.1684164" calcext:value-type="float">
            <text:p>0.16841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8.45" calcext:value-type="float">
            <text:p>-8.4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7]*0.1172" office:value-type="float" office:value="0.20803" calcext:value-type="float">
            <text:p>0.208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2.9" calcext:value-type="float">
            <text:p>202.9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A8]*0.1172" office:value-type="float" office:value="0.24612" calcext:value-type="float">
            <text:p>0.246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3.2" calcext:value-type="float">
            <text:p>243.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8.17" calcext:value-type="float">
            <text:p>-8.17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A9]*0.1172" office:value-type="float" office:value="0.2850304" calcext:value-type="float">
            <text:p>0.28503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83.6" calcext:value-type="float">
            <text:p>283.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A10]*0.1172" office:value-type="float" office:value="0.3241752" calcext:value-type="float">
            <text:p>0.32417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24.7" calcext:value-type="float">
            <text:p>324.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A11]*0.1172" office:value-type="float" office:value="0.360976" calcext:value-type="float">
            <text:p>0.3609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5.1" calcext:value-type="float">
            <text:p>36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419" calcext:value-type="float">
            <text:p>3.4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A12]*0.1172" office:value-type="float" office:value="0.4007068" calcext:value-type="float">
            <text:p>0.40070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5.3" calcext:value-type="float">
            <text:p>405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A13]*0.1172" office:value-type="float" office:value="0.4382108" calcext:value-type="float">
            <text:p>0.43821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45.5" calcext:value-type="float">
            <text:p>44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8.02" calcext:value-type="float">
            <text:p>-8.02</text:p>
          </table:table-cell>
        </table:table-row>
        <table:table-row table:style-name="ro1">
          <table:table-cell office:value-type="float" office:value="4.051" calcext:value-type="float">
            <text:p>4.05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]*0.1172" office:value-type="float" office:value="0.4747772" calcext:value-type="float">
            <text:p>0.474777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85.8" calcext:value-type="float">
            <text:p>485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4.374" calcext:value-type="float">
            <text:p>4.37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A15]*0.1172" office:value-type="float" office:value="0.5126328" calcext:value-type="float">
            <text:p>0.51263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8.21" calcext:value-type="float">
            <text:p>-8.21</text:p>
          </table:table-cell>
        </table:table-row>
        <table:table-row table:style-name="ro1">
          <table:table-cell office:value-type="float" office:value="4.682" calcext:value-type="float">
            <text:p>4.68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A16]*0.1172" office:value-type="float" office:value="0.5487304" calcext:value-type="float">
            <text:p>0.54873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67.3" calcext:value-type="float">
            <text:p>567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8.35" calcext:value-type="float">
            <text:p>-8.35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A17]*0.1172" office:value-type="float" office:value="0.5833044" calcext:value-type="float">
            <text:p>0.58330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7.5" calcext:value-type="float">
            <text:p>607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-8.89" calcext:value-type="float">
            <text:p>-8.89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-9.09" calcext:value-type="float">
            <text:p>-9.09</text:p>
          </table:table-cell>
        </table:table-row>
      </table:table>
      <table:table table:name="Experim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H off (mV)</text:p>
          </table:table-cell>
          <table:table-cell office:value-type="string" calcext:value-type="string">
            <text:p>UH (mV)</text:p>
          </table:table-cell>
          <table:table-cell office:value-type="string" calcext:value-type="string">
            <text:p>R MN,OP (V)</text:p>
          </table:table-cell>
          <table:table-cell office:value-type="string" calcext:value-type="string">
            <text:p>R NO,PM (V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7.48" calcext:value-type="float">
            <text:p>-77.48</text:p>
          </table:table-cell>
          <table:table-cell office:value-type="float" office:value="-65.68" calcext:value-type="float">
            <text:p>-65.68</text:p>
          </table:table-cell>
          <table:table-cell office:value-type="float" office:value="-152" calcext:value-type="float">
            <text:p>-152</text:p>
          </table:table-cell>
          <table:table-cell office:value-type="float" office:value="-223" calcext:value-type="float">
            <text:p>-2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.3" calcext:value-type="float">
            <text:p>-65.3</text:p>
          </table:table-cell>
          <table:table-cell office:value-type="float" office:value="-55" calcext:value-type="float">
            <text:p>-55</text:p>
          </table:table-cell>
          <table:table-cell office:value-type="float" office:value="-129" calcext:value-type="float">
            <text:p>-129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4.2" calcext:value-type="float">
            <text:p>-54.2</text:p>
          </table:table-cell>
          <table:table-cell office:value-type="float" office:value="-45.8" calcext:value-type="float">
            <text:p>-45.8</text:p>
          </table:table-cell>
          <table:table-cell office:value-type="float" office:value="-106" calcext:value-type="float">
            <text:p>-106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5.7" calcext:value-type="float">
            <text:p>-45.7</text:p>
          </table:table-cell>
          <table:table-cell office:value-type="float" office:value="-38.6" calcext:value-type="float">
            <text:p>-38.6</text:p>
          </table:table-cell>
          <table:table-cell office:value-type="float" office:value="-89.5" calcext:value-type="float">
            <text:p>-89.5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9.6" calcext:value-type="float">
            <text:p>-39.6</text:p>
          </table:table-cell>
          <table:table-cell office:value-type="float" office:value="-33.5" calcext:value-type="float">
            <text:p>-33.5</text:p>
          </table:table-cell>
          <table:table-cell office:value-type="float" office:value="-776.5" calcext:value-type="float">
            <text:p>-776.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78" calcext:value-type="float">
            <text:p>-34.78</text:p>
          </table:table-cell>
          <table:table-cell office:value-type="float" office:value="-29.3" calcext:value-type="float">
            <text:p>-29.3</text:p>
          </table:table-cell>
          <table:table-cell office:value-type="float" office:value="-68.9" calcext:value-type="float">
            <text:p>-68.9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0.98" calcext:value-type="float">
            <text:p>-30.98</text:p>
          </table:table-cell>
          <table:table-cell office:value-type="float" office:value="-26.95" calcext:value-type="float">
            <text:p>-26.95</text:p>
          </table:table-cell>
          <table:table-cell office:value-type="float" office:value="-61.9" calcext:value-type="float">
            <text:p>-61.9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7.89" calcext:value-type="float">
            <text:p>-27.89</text:p>
          </table:table-cell>
          <table:table-cell office:value-type="float" office:value="-23.55" calcext:value-type="float">
            <text:p>-23.55</text:p>
          </table:table-cell>
          <table:table-cell office:value-type="float" office:value="-56.33" calcext:value-type="float">
            <text:p>-56.33</text:p>
          </table:table-cell>
          <table:table-cell office:value-type="float" office:value="-84.15" calcext:value-type="float">
            <text:p>-84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.38" calcext:value-type="float">
            <text:p>-25.38</text:p>
          </table:table-cell>
          <table:table-cell office:value-type="float" office:value="-21.47" calcext:value-type="float">
            <text:p>-21.47</text:p>
          </table:table-cell>
          <table:table-cell office:value-type="float" office:value="-51.83" calcext:value-type="float">
            <text:p>-51.83</text:p>
          </table:table-cell>
          <table:table-cell office:value-type="float" office:value="-77.13" calcext:value-type="float">
            <text:p>-77.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3.09" calcext:value-type="float">
            <text:p>-23.09</text:p>
          </table:table-cell>
          <table:table-cell office:value-type="float" office:value="-19.67" calcext:value-type="float">
            <text:p>-19.67</text:p>
          </table:table-cell>
          <table:table-cell office:value-type="float" office:value="-48.12" calcext:value-type="float">
            <text:p>-48.12</text:p>
          </table:table-cell>
          <table:table-cell office:value-type="float" office:value="-71.33" calcext:value-type="float">
            <text:p>-71.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1.53" calcext:value-type="float">
            <text:p>-21.53</text:p>
          </table:table-cell>
          <table:table-cell office:value-type="float" office:value="-18.17" calcext:value-type="float">
            <text:p>-18.17</text:p>
          </table:table-cell>
          <table:table-cell office:value-type="float" office:value="-45.09" calcext:value-type="float">
            <text:p>-45.09</text:p>
          </table:table-cell>
          <table:table-cell office:value-type="float" office:value="-66.57" calcext:value-type="float">
            <text:p>-66.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0.1" calcext:value-type="float">
            <text:p>-20.1</text:p>
          </table:table-cell>
          <table:table-cell office:value-type="float" office:value="-16.98" calcext:value-type="float">
            <text:p>-16.98</text:p>
          </table:table-cell>
          <table:table-cell office:value-type="float" office:value="-42.6" calcext:value-type="float">
            <text:p>-42.6</text:p>
          </table:table-cell>
          <table:table-cell office:value-type="float" office:value="-62.66" calcext:value-type="float">
            <text:p>-62.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8.86" calcext:value-type="float">
            <text:p>-18.86</text:p>
          </table:table-cell>
          <table:table-cell office:value-type="float" office:value="-15.93" calcext:value-type="float">
            <text:p>-15.93</text:p>
          </table:table-cell>
          <table:table-cell office:value-type="float" office:value="-40.47" calcext:value-type="float">
            <text:p>-40.47</text:p>
          </table:table-cell>
          <table:table-cell office:value-type="float" office:value="-59.28" calcext:value-type="float">
            <text:p>-59.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06" calcext:value-type="float">
            <text:p>-15.06</text:p>
          </table:table-cell>
          <table:table-cell office:value-type="float" office:value="-38.72" calcext:value-type="float">
            <text:p>-38.72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.9" calcext:value-type="float">
            <text:p>-16.9</text:p>
          </table:table-cell>
          <table:table-cell office:value-type="float" office:value="-14.37" calcext:value-type="float">
            <text:p>-14.37</text:p>
          </table:table-cell>
          <table:table-cell office:value-type="float" office:value="-37.21" calcext:value-type="float">
            <text:p>-37.21</text:p>
          </table:table-cell>
          <table:table-cell office:value-type="float" office:value="-54.07" calcext:value-type="float">
            <text:p>-54.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13.69" calcext:value-type="float">
            <text:p>-13.69</text:p>
          </table:table-cell>
          <table:table-cell office:value-type="float" office:value="-35.99" calcext:value-type="float">
            <text:p>-35.99</text:p>
          </table:table-cell>
          <table:table-cell office:value-type="float" office:value="-52.1" calcext:value-type="float">
            <text:p>-52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3.12" calcext:value-type="float">
            <text:p>-13.12</text:p>
          </table:table-cell>
          <table:table-cell office:value-type="float" office:value="-34.95" calcext:value-type="float">
            <text:p>-34.95</text:p>
          </table:table-cell>
          <table:table-cell office:value-type="float" office:value="-50.39" calcext:value-type="float">
            <text:p>-50.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4.87" calcext:value-type="float">
            <text:p>-14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34.08" calcext:value-type="float">
            <text:p>-34.08</text:p>
          </table:table-cell>
          <table:table-cell office:value-type="float" office:value="-48.93" calcext:value-type="float">
            <text:p>-48.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2.06" calcext:value-type="float">
            <text:p>-12.06</text:p>
          </table:table-cell>
          <table:table-cell office:value-type="float" office:value="-33.35" calcext:value-type="float">
            <text:p>-33.35</text:p>
          </table:table-cell>
          <table:table-cell office:value-type="float" office:value="-47.71" calcext:value-type="float">
            <text:p>-47.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1.84" calcext:value-type="float">
            <text:p>-11.84</text:p>
          </table:table-cell>
          <table:table-cell office:value-type="float" office:value="-32.72" calcext:value-type="float">
            <text:p>-32.72</text:p>
          </table:table-cell>
          <table:table-cell office:value-type="float" office:value="-46.63" calcext:value-type="float">
            <text:p>-46.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11.56" calcext:value-type="float">
            <text:p>-11.56</text:p>
          </table:table-cell>
          <table:table-cell office:value-type="float" office:value="-32.06" calcext:value-type="float">
            <text:p>-32.06</text:p>
          </table:table-cell>
          <table:table-cell office:value-type="float" office:value="-45.8" calcext:value-type="float">
            <text:p>-45.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1.3" calcext:value-type="float">
            <text:p>-11.3</text:p>
          </table:table-cell>
          <table:table-cell office:value-type="float" office:value="-31.87" calcext:value-type="float">
            <text:p>-31.87</text:p>
          </table:table-cell>
          <table:table-cell office:value-type="float" office:value="-45.07" calcext:value-type="float">
            <text:p>-45.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2.85" calcext:value-type="float">
            <text:p>-12.85</text:p>
          </table:table-cell>
          <table:table-cell office:value-type="float" office:value="-11.05" calcext:value-type="float">
            <text:p>-11.05</text:p>
          </table:table-cell>
          <table:table-cell office:value-type="float" office:value="-31.54" calcext:value-type="float">
            <text:p>-31.54</text:p>
          </table:table-cell>
          <table:table-cell office:value-type="float" office:value="-44.43" calcext:value-type="float">
            <text:p>-44.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0.85" calcext:value-type="float">
            <text:p>-10.85</text:p>
          </table:table-cell>
          <table:table-cell office:value-type="float" office:value="-31.31" calcext:value-type="float">
            <text:p>-31.31</text:p>
          </table:table-cell>
          <table:table-cell office:value-type="float" office:value="-43.92" calcext:value-type="float">
            <text:p>-43.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2.33" calcext:value-type="float">
            <text:p>-12.33</text:p>
          </table:table-cell>
          <table:table-cell office:value-type="float" office:value="-10.62" calcext:value-type="float">
            <text:p>-10.62</text:p>
          </table:table-cell>
          <table:table-cell office:value-type="float" office:value="-31.15" calcext:value-type="float">
            <text:p>-31.15</text:p>
          </table:table-cell>
          <table:table-cell office:value-type="float" office:value="-43.51" calcext:value-type="float">
            <text:p>-43.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05:44.178169984</meta:creation-date>
    <dc:date>2019-02-27T19:07:05.536862742</dc:date>
    <meta:editing-duration>PT1H16M13S</meta:editing-duration>
    <meta:editing-cycles>13</meta:editing-cycles>
    <meta:generator>LibreOffice/5.4.6.2$Linux_X86_64 LibreOffice_project/40m0$Build-2</meta:generator>
    <meta:document-statistic meta:table-count="2" meta:cell-count="2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67cm" svg:height="7.147cm" xlink:href=".." xlink:type="simple" chart:class="chart:scatter" chart:style-name="ch1">
        <chart:legend chart:legend-position="end" svg:x="11.504cm" svg:y="3.274cm" style:legend-expansion="high" chart:style-name="ch2"/>
        <chart:plot-area chart:style-name="ch3" table:cell-range-address="Setting.G3:Setting.H17" svg:x="0.274cm" svg:y="0.088cm" svg:width="10.954cm" svg:height="6.862cm">
          <chartooo:coordinate-region svg:x="1.081cm" svg:y="0.287cm" svg:width="9.867cm" svg:height="6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tting.H3:Setting.H17" chart:class="chart:scatter">
            <chart:domain table:cell-range-address="Setting.G3:Setting.G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tting.G3:Setting.G17</svg:desc>
                </draw:g>
              </table:table-cell>
              <table:table-cell office:value-type="float" office:value="40.7">
                <text:p>40.7</text:p>
                <draw:g>
                  <svg:desc>Setting.H3:Setting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24.7">
                <text:p>32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05.3">
                <text:p>4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85.8">
                <text:p>48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67.3">
                <text:p>56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07.5">
                <text:p>60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07cm" svg:height="7.894cm" xlink:href=".." xlink:type="simple" chart:class="chart:scatter" chart:style-name="ch1">
        <chart:legend chart:legend-position="end" svg:x="21.144cm" svg:y="3.648cm" style:legend-expansion="high" chart:style-name="ch2"/>
        <chart:plot-area chart:style-name="ch3" table:cell-range-address="Setting.J2:Setting.K20" svg:x="0.468cm" svg:y="0.157cm" svg:width="20.208cm" svg:height="7.58cm">
          <chartooo:coordinate-region svg:x="0.799cm" svg:y="0.356cm" svg:width="19.597cm" svg:height="7.1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tting.K2:Setting.K20" chart:class="chart:scatter">
            <chart:domain table:cell-range-address="Setting.J2:Setting.J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>-90</text:p>
                <draw:g>
                  <svg:desc>Setting.J2:Setting.J20</svg:desc>
                </draw:g>
              </table:table-cell>
              <table:table-cell office:value-type="float" office:value="-9.22">
                <text:p>-9.22</text:p>
                <draw:g>
                  <svg:desc>Setting.K2:Setting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0">
                <text:p>-80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0">
                <text:p>-70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0">
                <text:p>-60</text:p>
              </table:table-cell>
              <table:table-cell office:value-type="float" office:value="-8.63">
                <text:p>-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">
                <text:p>-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-8.17">
                <text:p>-8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9.09">
                <text:p>-9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